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mbria" fo:font-size="12pt" fo:font-weight="normal"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Cambria" fo:font-size="12pt"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Cambria" fo:font-size="14pt" fo:font-weight="bold" style:font-size-asian="12.25pt" style:font-weight-asian="bold" style:font-size-complex="14pt" style:font-weight-complex="bold"/>
    </style:style>
    <style:style style:name="P4" style:family="paragraph" style:parent-style-name="Standard" style:master-page-name="First_20_Page">
      <style:paragraph-properties fo:text-align="center" style:justify-single-word="false" style:page-number="auto"/>
      <style:text-properties style:font-name="Cambria" fo:font-size="14pt" fo:font-weight="bold" style:font-size-asian="12.25pt" style:font-weight-asian="bold" style:font-size-complex="14pt"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
      <text:p text:style-name="P3"/>
      <text:p text:style-name="P3"/>
      <text:p text:style-name="P3">Systemnära programmering</text:p>
      <text:p text:style-name="P2">Obligatorisk uppgift 5</text:p>
      <text:p text:style-name="P2"/>
      <text:p text:style-name="P1"><text:tab/><text:tab/><text:tab/>Namn:<text:tab/><text:tab/>Mattias Fridsén</text:p>
      <text:p text:style-name="P1"><text:tab/><text:tab/><text:tab/>E-post:<text:tab/><text:tab/><text:a xlink:type="simple" xlink:href="mailto:c13mfn@cs.umu.se" text:style-name="Internet_20_link">c13mfn@cs.umu.se</text:a></text:p>
      <text:p text:style-name="P1"><text:tab/><text:tab/><text:tab/>Handledare:<text:tab/>Oskar Ottander, Niklas Fries, Adam </text:p>
      <text:p text:style-name="P1"><text:tab/><text:tab/><text:tab/><text:tab/><text:tab/><text:tab/>Dahlgren Lindström</text:p>
      <text:p text:style-name="P1"><text:tab/><text:tab/><text:tab/>Datum:<text:tab/><text:tab/>2015-05-15</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P10">Innehållsförteckning</text:p>
          </text:index-title>
          <text:p text:style-name="P11"><text:a xlink:type="simple" xlink:href="#__RefHeading__409_1060544150" text:style-name="Index_20_Link" text:visited-style-name="Index_20_Link">Inledning<text:tab/>3</text:a></text:p>
          <text:p text:style-name="P11"><text:a xlink:type="simple" xlink:href="#__RefHeading__411_1060544150" text:style-name="Index_20_Link" text:visited-style-name="Index_20_Link">Användarhandledning<text:tab/>4</text:a></text:p>
          <text:p text:style-name="P11"><text:a xlink:type="simple" xlink:href="#__RefHeading__413_1060544150" text:style-name="Index_20_Link" text:visited-style-name="Index_20_Link">Systembeskrivning<text:tab/>5</text:a></text:p>
          <text:p text:style-name="P11"><text:a xlink:type="simple" xlink:href="#__RefHeading__415_1060544150" text:style-name="Index_20_Link" text:visited-style-name="Index_20_Link">Begränsningar<text:tab/>6</text:a></text:p>
        </text:index-body>
      </text:table-of-content>
      <text:h text:style-name="P8" text:outline-level="1"/>
      <text:h text:style-name="P9" text:outline-level="1"><text:bookmark-start text:name="__RefHeading__409_1060544150"/>Inledning<text:bookmark-end text:name="__RefHeading__409_1060544150"/></text:h>
      <text:p text:style-name="Text_20_body">Denna laboration går ut på att skriva ett trådat sökningsprogram, mfind_p. Programmet ska kunna ta emot, som argument, antalet trådar att starta, filtyper som eftersöks, önskade startkataloger för sökningen, samt sökordet att leta efter.</text:p>
      <text:p text:style-name="Text_20_body">Detta program ska sedan testas med 1 respektive 4 trådar, för att undersöka huruvida trådningen kortar ned tiden det tar att utföra arbetet.</text:p>
      <text:h text:style-name="P9" text:outline-level="1"><text:bookmark-start text:name="__RefHeading__411_1060544150"/>Användarhandledning<text:bookmark-end text:name="__RefHeading__411_1060544150"/></text:h>
      <text:p text:style-name="Text_20_body">De nödvändiga filerna ligger i ~edu/sysprog/lab5/ och är:</text:p>
      <text:list xml:id="list1570856067" text:style-name="L1">
        <text:list-item>
          <text:p text:style-name="P5">mfind.c/h<text:tab/><text:tab/>Själva programmet, som använder mlist och anropar sfunc.</text:p>
        </text:list-item>
        <text:list-item>
          <text:p text:style-name="P5">mlist.c/h<text:tab/><text:tab/>En länkad lista, vars listelement håller en sträng.</text:p>
        </text:list-item>
        <text:list-item>
          <text:p text:style-name="P5">sfunc.c/h<text:tab/><text:tab/>En sökfunktion.</text:p>
        </text:list-item>
        <text:list-item>
          <text:p text:style-name="P5">shared.h<text:tab/><text:tab/>Delade variabler.</text:p>
        </text:list-item>
        <text:list-item>
          <text:p text:style-name="P5">Makefile<text:tab/><text:tab/>En make-fil som kompilerar all kod och bygger programmet.</text:p>
          <text:p text:style-name="P5"/>
        </text:list-item>
      </text:list>
      <text:p text:style-name="Text_20_body">I shared.h finns det tre globala variabler: </text:p>
      <text:list xml:id="list2031500388" text:style-name="L2">
        <text:list-item>
          <text:p text:style-name="P6">Två mutex, mutex_pop och mutex_insert.</text:p>
        </text:list-item>
        <text:list-item>
          <text:p text:style-name="P6">Ett heltal, searches_running, som håller koll på hur många trådar som håller på att utföra en sökning.</text:p>
        </text:list-item>
      </text:list>
      <text:p text:style-name="Text_20_body"/>
      <text:p text:style-name="Text_20_body">Ett litet testscript finns även, som testar programmet på katalogträdet testdirs, som återfinns tillsammans med filerna.</text:p>
      <text:h text:style-name="P9" text:outline-level="1"><text:bookmark-start text:name="__RefHeading__413_1060544150"/>Systembeskrivning<text:bookmark-end text:name="__RefHeading__413_1060544150"/></text:h>
      <text:p text:style-name="Text_20_body">De olika programdelarnas respektive algoritmer beskrivs närmare i kodens kommentarer, men en grov sammanfattning är:</text:p>
      <text:list xml:id="list987425676" text:style-name="L3">
        <text:list-item>
          <text:p text:style-name="P7">mfind tar emot argument, startar trådar och deltar i sökandet.</text:p>
        </text:list-item>
        <text:list-item>
          <text:p text:style-name="P7">sfunc öppnar en given katalog, söker igenom katalogen efter filer vars namn korresponderar mot en given sökfras och lägger till andra kataloger i en lista över kataloger att söka.</text:p>
        </text:list-item>
        <text:list-item>
          <text:p text:style-name="P7">mlist utgör en länkad lista, med nödvändiga funktioner.</text:p>
        </text:list-item>
      </text:list>
      <text:p text:style-name="Text_20_body"/>
      <text:h text:style-name="P9" text:outline-level="1"><text:bookmark-start text:name="__RefHeading__415_1060544150"/>Begränsningar<text:bookmark-end text:name="__RefHeading__415_1060544150"/></text:h>
      <text:p text:style-name="Text_20_body">När testscript körs så syns det att arbetsfördelningen mellan de olika trådarna (testscript använder 4) är väldigt ojämn. Detta beror förmodligen på att det tar så pass lång tid för de olika trådarna att vänta på att kataloger ska läggas till i listan, att den första tråden hinner plocka dem först, när bara ett läggs till. </text:p>
      <text:p text:style-name="Text_20_body">Kan inte hantera bokstäver som argument till -p, har satt en säkerhetsspärr som ser till att argument vars värde överstiger MAXTHREADS inte godtas och programmet avslutas.</text:p>
      <text:p text:style-name="Text_20_body">Fortfarande en enradsmakefil.</text:p>
      <text:p text:style-name="Text_20_body">Avsaknad av tester. Då programmet förändrades rejält har inga ordentliga tester för de olika delarna skriv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attias Fridsén<text:tab/>Lab 5 mfind_p<text:tab/>Systemnära Programmering HT-14</text:p>
      </style:header>
      <style:footer>
        <text:p text:style-name="Footer"><text:tab/><text:tab/><text:page-number text:select-page="current">6</text:page-number>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s Fridsén</meta:initial-creator>
    <meta:creation-date>2015-04-09T13:12:27.32</meta:creation-date>
    <dc:date>2015-05-15T22:12:49</dc:date>
    <meta:editing-duration>PT54M4S</meta:editing-duration>
    <meta:editing-cycles>41</meta:editing-cycles>
    <meta:generator>LibreOffice/3.5$Linux_X86_64 LibreOffice_project/350m1$Build-2</meta:generator>
    <meta:document-statistic meta:table-count="0" meta:image-count="0" meta:object-count="0" meta:page-count="6" meta:paragraph-count="38" meta:word-count="360" meta:character-count="2449" meta:non-whitespace-character-count="2106"/>
  </office:meta>
</office:document-meta>
</file>